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 draw:shadow="visible"/>
    </style:style>
    <style:style style:name="gr4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10pt" fo:font-weight="bold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id="id1" draw:layer="layout" svg:width="5cm" svg:height="2cm" svg:x="8.5cm" svg:y="1.5cm">
          <text:p text:style-name="P1"><text:span text:style-name="T1">CustomerState_Queue</text:span></text:p>
          <text:p text:style-name="P1"><text:span text:style-name="T2">Создание покупателя, </text:span></text:p>
          <text:p text:style-name="P1"><text:span text:style-name="T2">постановка его в очередь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9cm" svg:height="2cm" svg:x="6.5cm" svg:y="5cm">
          <text:p text:style-name="P1"><text:span text:style-name="T1">CustomerState_Order</text:span></text:p>
          <text:p text:style-name="P1"><text:span text:style-name="T2">Покупатель удаляется из очереди и переходит </text:span></text:p>
          <text:p text:style-name="P1"><text:span text:style-name="T2">(прикрепляется) к столику и делает заказ</text:span></text:p>
          <text:p text:style-name="P1"><text:span text:style-name="T2">Время задано (min, max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cm" svg:y1="3.5cm" svg:x2="11cm" svg:y2="5cm" draw:start-shape="id1" draw:start-glue-point="2" draw:end-shape="id2" draw:end-glue-point="0">
          <text:p/>
        </draw:connector>
        <draw:custom-shape draw:style-name="gr3" draw:text-style-name="P1" draw:layer="layout" svg:width="2.999cm" svg:height="2.999cm" svg:x="17.56cm" svg:y="3.437cm">
          <text:p text:style-name="P4"><text:span text:style-name="T2">Поступает команда</text:span></text:p>
          <text:p text:style-name="P4"><text:span text:style-name="T2">от очереди</text:span></text:p>
          <draw:enhanced-geometry svg:viewBox="0 0 21600 21600" draw:mirror-horizontal="false" draw:type="line-callout-1" draw:modifiers="-46886.4 3996 -1800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1" draw:id="id3" draw:layer="layout" svg:width="9cm" svg:height="2cm" svg:x="6.5cm" svg:y="8.5cm">
          <text:p text:style-name="P1"><text:span text:style-name="T1">CustomerState_Wait</text:span></text:p>
          <text:p text:style-name="P1"><text:span text:style-name="T2">Покупатель ждет исполнения заказа, попутно </text:span></text:p>
          <text:p text:style-name="P1"><text:span text:style-name="T2">теряя терпение. </text:span></text:p>
          <text:p text:style-name="P1"><text:span text:style-name="T2">Время ухудшения морали на 1 задано (min, max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1cm" svg:y1="7cm" svg:x2="11cm" svg:y2="8.5cm" draw:start-shape="id2" draw:start-glue-point="2" draw:end-shape="id3" draw:end-glue-point="0">
          <text:p/>
        </draw:connector>
        <draw:custom-shape draw:style-name="gr1" draw:text-style-name="P2" draw:id="id4" draw:layer="layout" svg:width="4cm" svg:height="2cm" svg:x="6cm" svg:y="10.5cm">
          <text:p text:style-name="P4"><text:span text:style-name="T2">Заказ гот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7.999cm" svg:y1="12.5cm" svg:x2="8cm" svg:y2="13.5cm" draw:start-shape="id4" draw:start-glue-point="6" draw:end-shape="id5" draw:end-glue-point="0">
          <text:p/>
        </draw:connector>
        <draw:custom-shape draw:style-name="gr1" draw:text-style-name="P1" draw:id="id5" draw:layer="layout" svg:width="5cm" svg:height="2cm" svg:x="5.5cm" svg:y="13.5cm">
          <text:p text:style-name="P1"><text:span text:style-name="T1">CustomerState_MealReady</text:span></text:p>
          <text:p text:style-name="P1"><text:span text:style-name="T2">Покупатель принимает </text:span></text:p>
          <text:p text:style-name="P1"><text:span text:style-name="T2">счастливый ви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5cm" svg:height="2cm" svg:x="5.5cm" svg:y="18.5cm">
          <text:p text:style-name="P1"><text:span text:style-name="T1">CustomerState_TakeOrder</text:span></text:p>
          <text:p text:style-name="P1"><text:span text:style-name="T2">Покупатель забирает еду </text:span></text:p>
          <text:p text:style-name="P1"><text:span text:style-name="T2">и уходит, оставляет деньг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7.999cm" svg:y1="15.5cm" svg:x2="8cm" svg:y2="18.5cm" draw:end-shape="id6" draw:end-glue-point="0">
          <text:p/>
        </draw:connector>
        <draw:custom-shape draw:style-name="gr3" draw:text-style-name="P1" draw:layer="layout" svg:width="6.483cm" svg:height="2.471cm" svg:x="-2.501cm" svg:y="13.5cm">
          <text:p text:style-name="P4"><text:span text:style-name="T2">Это состояние введено</text:span></text:p>
          <text:p text:style-name="P4"><text:span text:style-name="T2">только для удобства анимации</text:span></text:p>
          <text:p text:style-name="P4"><text:span text:style-name="T2">покупателя,само по себе оно </text:span></text:p>
          <text:p text:style-name="P4"><text:span text:style-name="T2">не несет смысловой нагрузки</text:span></text:p>
          <draw:enhanced-geometry svg:viewBox="0 0 21600 21600" draw:mirror-horizontal="true" draw:type="line-callout-1" draw:modifiers="-5733.12769895127 14854.3689320388 -832.819247378162 4849.51456310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5.75cm" svg:height="2.5cm" svg:x="-1.75cm" svg:y="18cm">
          <text:p text:style-name="P1"><text:span text:style-name="T2">При переключении - команда стейшену: удалить заказ,</text:span></text:p>
          <text:p text:style-name="P1"><text:span text:style-name="T2">показать повара на выдаче</text:span></text:p>
          <draw:enhanced-geometry svg:viewBox="0 0 21600 21600" draw:mirror-horizontal="true" draw:type="line-callout-1" draw:modifiers="-6396.2441314554 6278.76849260296 -931.455399061033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1" draw:id="id7" draw:layer="layout" svg:width="5cm" svg:height="2cm" svg:x="7.5cm" svg:y="23cm">
          <text:p text:style-name="P1"><text:span text:style-name="T1">удаление покупател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line-skew="-0.25cm" svg:x1="8cm" svg:y1="20.5cm" svg:x2="10cm" svg:y2="23cm" draw:start-shape="id6" draw:start-glue-point="2" draw:end-shape="id7" draw:end-glue-point="0">
          <text:p/>
        </draw:connector>
        <draw:custom-shape draw:style-name="gr1" draw:text-style-name="P2" draw:id="id8" draw:layer="layout" svg:width="4cm" svg:height="2cm" svg:x="12cm" svg:y="10.5cm">
          <text:p text:style-name="P4"><text:span text:style-name="T2">Терпение </text:span></text:p>
          <text:p text:style-name="P4"><text:span text:style-name="T2">закончилось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9" draw:layer="layout" svg:width="5cm" svg:height="2cm" svg:x="11.5cm" svg:y="13.5cm">
          <text:p text:style-name="P1"><text:span text:style-name="T1">CustomerState_GoAway</text:span></text:p>
          <text:p text:style-name="P1"><text:span text:style-name="T2">Покупатель уходит </text:span></text:p>
          <text:p text:style-name="P1"><text:span text:style-name="T2">недовольны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3.999cm" svg:y1="12.5cm" svg:x2="14cm" svg:y2="13.5cm" draw:start-shape="id8" draw:start-glue-point="6" draw:end-shape="id9" draw:end-glue-point="0">
          <text:p/>
        </draw:connector>
        <draw:connector draw:style-name="gr2" draw:text-style-name="P3" draw:layer="layout" draw:line-skew="2.25cm" svg:x1="14cm" svg:y1="15.5cm" svg:x2="10cm" svg:y2="23cm" draw:start-shape="id9" draw:start-glue-point="2" draw:end-shape="id7" draw:end-glue-point="0">
          <text:p/>
        </draw:connector>
        <draw:custom-shape draw:style-name="gr3" draw:text-style-name="P1" draw:layer="layout" svg:width="5.667cm" svg:height="1.741cm" svg:x="15.333cm" svg:y="22.259cm">
          <text:p text:style-name="P1"><text:span text:style-name="T2">Освобождение стейшена</text:span></text:p>
          <draw:enhanced-geometry svg:viewBox="0 0 21600 21600" draw:mirror-horizontal="false" draw:type="line-callout-1" draw:modifiers="-13158.9273112209 15995.4075774971 -952.717007762879 6881.7451205510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5$Build-9093
  </meta:generator>
    <meta:creation-date>2007-04-28T14:25:18</meta:creation-date>
    <dc:date>2007-04-28T15:33:48</dc:date>
    <dc:language>ru-RU</dc:language>
    <meta:editing-cycles>5</meta:editing-cycles>
    <meta:editing-duration>PT1H8M36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